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246.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6.2pt"/>
    </style:style>
    <style:style style:name="co10" style:family="table-column">
      <style:table-column-properties fo:break-before="auto" style:column-width="71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in_separ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ds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input_size</text:p>
          </table:table-cell>
          <table:table-cell office:value-type="string" calcext:value-type="string">
            <text:p>output_size</text:p>
          </table:table-cell>
          <table:table-cell office:value-type="string" calcext:value-type="string">
            <text:p>total_output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ed M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8</text:p>
          </table:table-cell>
          <table:table-cell office:value-type="string" calcext:value-type="string">
            <text:p>4_D.v1.l1.ds1.l_combo0.ds_combo2.idays30.odays1</text:p>
          </table:table-cell>
          <table:table-cell office:value-type="float" office:value="0.00246178149245679" calcext:value-type="float">
            <text:p>0.002461781492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2]/[.H2]" office:value-type="float" office:value="0.00840336134453782" calcext:value-type="float">
            <text:p>0.008403361344538</text:p>
          </table:table-cell>
          <table:table-cell table:formula="of:=[.E2]*[.I2]" office:value-type="float" office:value="0.00002068723943241" calcext:value-type="float">
            <text:p>2.068723943241E-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D_exp8</text:p>
          </table:table-cell>
          <table:table-cell office:value-type="string" calcext:value-type="string">
            <text:p>4_D.v1.l1.ds1.l_combo0.ds_combo3.idays60.odays1</text:p>
          </table:table-cell>
          <table:table-cell office:value-type="float" office:value="0.0139320101588964" calcext:value-type="float">
            <text:p>0.0139320101588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3]/[.H3]" office:value-type="float" office:value="0.0504201680672269" calcext:value-type="float">
            <text:p>0.050420168067227</text:p>
          </table:table-cell>
          <table:table-cell table:formula="of:=[.E3]*[.I3]" office:value-type="float" office:value="0.000702454293725871" calcext:value-type="float">
            <text:p>0.0007024542937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8</text:p>
          </table:table-cell>
          <table:table-cell office:value-type="string" calcext:value-type="string">
            <text:p>4_D.v1.l1.ds1.l_combo0.ds_combo4.idays30.odays1</text:p>
          </table:table-cell>
          <table:table-cell office:value-type="float" office:value="0.0301410742104054" calcext:value-type="float">
            <text:p>0.0301410742104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4]/[.H4]" office:value-type="float" office:value="0.0168067226890756" calcext:value-type="float">
            <text:p>0.016806722689076</text:p>
          </table:table-cell>
          <table:table-cell table:formula="of:=[.E4]*[.I4]" office:value-type="float" office:value="0.000506572675805132" calcext:value-type="float">
            <text:p>0.0005065726758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1.ds_combo2.idays60.odays1</text:p>
          </table:table-cell>
          <table:table-cell office:value-type="float" office:value="0.000807829201221466" calcext:value-type="float">
            <text:p>0.0008078292012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5]/[.H5]" office:value-type="float" office:value="0.00840336134453782" calcext:value-type="float">
            <text:p>0.008403361344538</text:p>
          </table:table-cell>
          <table:table-cell table:formula="of:=[.E5]*[.I5]" office:value-type="float" office:value="0.00000678848068253333" calcext:value-type="float">
            <text:p>6.78848068253333E-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I_exp64</text:p>
          </table:table-cell>
          <table:table-cell office:value-type="string" calcext:value-type="string">
            <text:p>4_I.v1.l1.ds1.l_combo1.ds_combo3.idays60.odays1</text:p>
          </table:table-cell>
          <table:table-cell office:value-type="float" office:value="0.0143920816481113" calcext:value-type="float">
            <text:p>0.0143920816481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6]/[.H6]" office:value-type="float" office:value="0.0504201680672269" calcext:value-type="float">
            <text:p>0.050420168067227</text:p>
          </table:table-cell>
          <table:table-cell table:formula="of:=[.E6]*[.I6]" office:value-type="float" office:value="0.000725651175535026" calcext:value-type="float">
            <text:p>0.0007256511755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1.ds_combo4.idays30.odays1</text:p>
          </table:table-cell>
          <table:table-cell office:value-type="float" office:value="0.0286674834787846" calcext:value-type="float">
            <text:p>0.0286674834787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7]/[.H7]" office:value-type="float" office:value="0.0168067226890756" calcext:value-type="float">
            <text:p>0.016806722689076</text:p>
          </table:table-cell>
          <table:table-cell table:formula="of:=[.E7]*[.I7]" office:value-type="float" office:value="0.000481806445021589" calcext:value-type="float">
            <text:p>0.00048180644502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_D_exp8</text:p>
          </table:table-cell>
          <table:table-cell office:value-type="string" calcext:value-type="string">
            <text:p>4_D.v1.l1.ds1.l_combo2.ds_combo2.idays60.odays1</text:p>
          </table:table-cell>
          <table:table-cell office:value-type="float" office:value="0.00285614631138742" calcext:value-type="float">
            <text:p>0.0028561463113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8]/[.H8]" office:value-type="float" office:value="0.00840336134453782" calcext:value-type="float">
            <text:p>0.008403361344538</text:p>
          </table:table-cell>
          <table:table-cell table:formula="of:=[.E8]*[.I8]" office:value-type="float" office:value="0.0000240012295074573" calcext:value-type="float">
            <text:p>2.40012295074573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I_exp32</text:p>
          </table:table-cell>
          <table:table-cell office:value-type="string" calcext:value-type="string">
            <text:p>4_I.v1.l1.ds1.l_combo2.ds_combo3.idays60.odays1</text:p>
          </table:table-cell>
          <table:table-cell office:value-type="float" office:value="0.0114968726411462" calcext:value-type="float">
            <text:p>0.0114968726411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9]/[.H9]" office:value-type="float" office:value="0.0504201680672269" calcext:value-type="float">
            <text:p>0.050420168067227</text:p>
          </table:table-cell>
          <table:table-cell table:formula="of:=[.E9]*[.I9]" office:value-type="float" office:value="0.000579674250814093" calcext:value-type="float">
            <text:p>0.000579674250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32</text:p>
          </table:table-cell>
          <table:table-cell office:value-type="string" calcext:value-type="string">
            <text:p>4_D.v1.l1.ds1.l_combo2.ds_combo4.idays60.odays1</text:p>
          </table:table-cell>
          <table:table-cell office:value-type="float" office:value="0.0233764890581369" calcext:value-type="float">
            <text:p>0.0233764890581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10]/[.H10]" office:value-type="float" office:value="0.0168067226890756" calcext:value-type="float">
            <text:p>0.016806722689076</text:p>
          </table:table-cell>
          <table:table-cell table:formula="of:=[.E10]*[.I10]" office:value-type="float" office:value="0.000392882169044318" calcext:value-type="float">
            <text:p>0.000392882169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32</text:p>
          </table:table-cell>
          <table:table-cell office:value-type="string" calcext:value-type="string">
            <text:p>4_D.v1.l1.ds1.l_combo3.ds_combo2.idays60.odays1</text:p>
          </table:table-cell>
          <table:table-cell office:value-type="float" office:value="0.000998245552182198" calcext:value-type="float">
            <text:p>0.000998245552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11]/[.H11]" office:value-type="float" office:value="0.00840336134453782" calcext:value-type="float">
            <text:p>0.008403361344538</text:p>
          </table:table-cell>
          <table:table-cell table:formula="of:=[.E11]*[.I11]" office:value-type="float" office:value="0.00000838861808556469" calcext:value-type="float">
            <text:p>8.38861808556469E-0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_I_exp8</text:p>
          </table:table-cell>
          <table:table-cell office:value-type="string" calcext:value-type="string">
            <text:p>4_I.v1.l1.ds1.l_combo3.ds_combo3.idays60.odays1</text:p>
          </table:table-cell>
          <table:table-cell office:value-type="float" office:value="0.0121801877394319" calcext:value-type="float">
            <text:p>0.01218018773943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12]/[.H12]" office:value-type="float" office:value="0.0504201680672269" calcext:value-type="float">
            <text:p>0.050420168067227</text:p>
          </table:table-cell>
          <table:table-cell table:formula="of:=[.E12]*[.I12]" office:value-type="float" office:value="0.000614127112912531" calcext:value-type="float">
            <text:p>0.0006141271129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32</text:p>
          </table:table-cell>
          <table:table-cell office:value-type="string" calcext:value-type="string">
            <text:p>4_D.v1.l1.ds1.l_combo3.ds_combo4.idays30.odays1</text:p>
          </table:table-cell>
          <table:table-cell office:value-type="float" office:value="0.0209068283438683" calcext:value-type="float">
            <text:p>0.0209068283438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13]/[.H13]" office:value-type="float" office:value="0.0168067226890756" calcext:value-type="float">
            <text:p>0.016806722689076</text:p>
          </table:table-cell>
          <table:table-cell table:formula="of:=[.E13]*[.I13]" office:value-type="float" office:value="0.0003513752662835" calcext:value-type="float">
            <text:p>0.0003513752662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8</text:p>
          </table:table-cell>
          <table:table-cell office:value-type="string" calcext:value-type="string">
            <text:p>4_D.v1.l1.ds1.l_combo4.ds_combo2.idays30.odays1</text:p>
          </table:table-cell>
          <table:table-cell office:value-type="float" office:value="0.00248438445851207" calcext:value-type="float">
            <text:p>0.002484384458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14]/[.H14]" office:value-type="float" office:value="0.00840336134453782" calcext:value-type="float">
            <text:p>0.008403361344538</text:p>
          </table:table-cell>
          <table:table-cell table:formula="of:=[.E14]*[.I14]" office:value-type="float" office:value="0.0000208771803236308" calcext:value-type="float">
            <text:p>2.08771803236308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I_exp64</text:p>
          </table:table-cell>
          <table:table-cell office:value-type="string" calcext:value-type="string">
            <text:p>4_I.v1.l1.ds1.l_combo4.ds_combo3.idays30.odays1</text:p>
          </table:table-cell>
          <table:table-cell office:value-type="float" office:value="0.0118334488943219" calcext:value-type="float">
            <text:p>0.0118334488943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15]/[.H15]" office:value-type="float" office:value="0.0504201680672269" calcext:value-type="float">
            <text:p>0.050420168067227</text:p>
          </table:table-cell>
          <table:table-cell table:formula="of:=[.E15]*[.I15]" office:value-type="float" office:value="0.000596644482066651" calcext:value-type="float">
            <text:p>0.0005966444820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4.ds_combo4.idays30.odays1</text:p>
          </table:table-cell>
          <table:table-cell office:value-type="float" office:value="0.0331099107861519" calcext:value-type="float">
            <text:p>0.0331099107861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16]/[.H16]" office:value-type="float" office:value="0.0168067226890756" calcext:value-type="float">
            <text:p>0.016806722689076</text:p>
          </table:table-cell>
          <table:table-cell table:formula="of:=[.E16]*[.I16]" office:value-type="float" office:value="0.000556469088842889" calcext:value-type="float">
            <text:p>0.0005564690888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32</text:p>
          </table:table-cell>
          <table:table-cell office:value-type="string" calcext:value-type="string">
            <text:p>4_D.v1.l1.ds1.l_combo5.ds_combo2.idays30.odays1</text:p>
          </table:table-cell>
          <table:table-cell office:value-type="float" office:value="0.00248245988041163" calcext:value-type="float">
            <text:p>0.002482459880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17]/[.H17]" office:value-type="float" office:value="0.00840336134453782" calcext:value-type="float">
            <text:p>0.008403361344538</text:p>
          </table:table-cell>
          <table:table-cell table:formula="of:=[.E17]*[.I17]" office:value-type="float" office:value="0.000020861007398417" calcext:value-type="float">
            <text:p>2.0861007398417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I_exp8</text:p>
          </table:table-cell>
          <table:table-cell office:value-type="string" calcext:value-type="string">
            <text:p>4_I.v1.l1.ds1.l_combo5.ds_combo3.idays60.odays1</text:p>
          </table:table-cell>
          <table:table-cell office:value-type="float" office:value="0.0110135991126299" calcext:value-type="float">
            <text:p>0.011013599112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18]/[.H18]" office:value-type="float" office:value="0.0504201680672269" calcext:value-type="float">
            <text:p>0.050420168067227</text:p>
          </table:table-cell>
          <table:table-cell table:formula="of:=[.E18]*[.I18]" office:value-type="float" office:value="0.00055530751828386" calcext:value-type="float">
            <text:p>0.0005553075182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32</text:p>
          </table:table-cell>
          <table:table-cell office:value-type="string" calcext:value-type="string">
            <text:p>4_D.v1.l1.ds1.l_combo5.ds_combo4.idays60.odays1</text:p>
          </table:table-cell>
          <table:table-cell office:value-type="float" office:value="0.0542798154056072" calcext:value-type="float">
            <text:p>0.0542798154056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19]/[.H19]" office:value-type="float" office:value="0.0168067226890756" calcext:value-type="float">
            <text:p>0.016806722689076</text:p>
          </table:table-cell>
          <table:table-cell table:formula="of:=[.E19]*[.I19]" office:value-type="float" office:value="0.000912265805136256" calcext:value-type="float">
            <text:p>0.00091226580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6.ds_combo2.idays60.odays1</text:p>
          </table:table-cell>
          <table:table-cell office:value-type="float" office:value="0.00164127210155129" calcext:value-type="float">
            <text:p>0.0016412721015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20]/[.H20]" office:value-type="float" office:value="0.00840336134453782" calcext:value-type="float">
            <text:p>0.008403361344538</text:p>
          </table:table-cell>
          <table:table-cell table:formula="of:=[.E20]*[.I20]" office:value-type="float" office:value="0.0000137922025340445" calcext:value-type="float">
            <text:p>1.37922025340445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32</text:p>
          </table:table-cell>
          <table:table-cell office:value-type="string" calcext:value-type="string">
            <text:p>4_D.v1.l1.ds1.l_combo7.ds_combo2.idays60.odays7</text:p>
          </table:table-cell>
          <table:table-cell office:value-type="float" office:value="0.00227778847329318" calcext:value-type="float">
            <text:p>0.002277788473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21]/[.H21]" office:value-type="float" office:value="0.00840336134453782" calcext:value-type="float">
            <text:p>0.008403361344538</text:p>
          </table:table-cell>
          <table:table-cell table:formula="of:=[.E21]*[.I21]" office:value-type="float" office:value="0.0000191410796075058" calcext:value-type="float">
            <text:p>1.9141079607505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D_exp8</text:p>
          </table:table-cell>
          <table:table-cell office:value-type="string" calcext:value-type="string">
            <text:p>4_D.v1.l1.ds1.l_combo7.ds_combo3.idays30.odays1</text:p>
          </table:table-cell>
          <table:table-cell office:value-type="float" office:value="0.0109765734523535" calcext:value-type="float">
            <text:p>0.01097657345235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22]/[.H22]" office:value-type="float" office:value="0.0504201680672269" calcext:value-type="float">
            <text:p>0.050420168067227</text:p>
          </table:table-cell>
          <table:table-cell table:formula="of:=[.E22]*[.I22]" office:value-type="float" office:value="0.000553440678269923" calcext:value-type="float">
            <text:p>0.000553440678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7.ds_combo4.idays60.odays1</text:p>
          </table:table-cell>
          <table:table-cell office:value-type="float" office:value="0.0282448325306177" calcext:value-type="float">
            <text:p>0.0282448325306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23]/[.H23]" office:value-type="float" office:value="0.0168067226890756" calcext:value-type="float">
            <text:p>0.016806722689076</text:p>
          </table:table-cell>
          <table:table-cell table:formula="of:=[.E23]*[.I23]" office:value-type="float" office:value="0.000474703067741474" calcext:value-type="float">
            <text:p>0.0004747030677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I_exp8</text:p>
          </table:table-cell>
          <table:table-cell office:value-type="string" calcext:value-type="string">
            <text:p>4_I.v1.l1.ds1.l_combo8.ds_combo2.idays30.odays1</text:p>
          </table:table-cell>
          <table:table-cell office:value-type="float" office:value="0.000423457793658599" calcext:value-type="float">
            <text:p>0.0004234577936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24]/[.H24]" office:value-type="float" office:value="0.00840336134453782" calcext:value-type="float">
            <text:p>0.008403361344538</text:p>
          </table:table-cell>
          <table:table-cell table:formula="of:=[.E24]*[.I24]" office:value-type="float" office:value="0.00000355846885427394" calcext:value-type="float">
            <text:p>3.55846885427394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I_exp8</text:p>
          </table:table-cell>
          <table:table-cell office:value-type="string" calcext:value-type="string">
            <text:p>4_I.v1.l1.ds1.l_combo8.ds_combo3.idays60.odays1</text:p>
          </table:table-cell>
          <table:table-cell office:value-type="float" office:value="0.00956160575151444" calcext:value-type="float">
            <text:p>0.0095616057515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25]/[.H25]" office:value-type="float" office:value="0.0504201680672269" calcext:value-type="float">
            <text:p>0.050420168067227</text:p>
          </table:table-cell>
          <table:table-cell table:formula="of:=[.E25]*[.I25]" office:value-type="float" office:value="0.000482097768983921" calcext:value-type="float">
            <text:p>0.000482097768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8.ds_combo4.idays30.odays1</text:p>
          </table:table-cell>
          <table:table-cell office:value-type="float" office:value="0.0282072219997644" calcext:value-type="float">
            <text:p>0.0282072219997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26]/[.H26]" office:value-type="float" office:value="0.0168067226890756" calcext:value-type="float">
            <text:p>0.016806722689076</text:p>
          </table:table-cell>
          <table:table-cell table:formula="of:=[.E26]*[.I26]" office:value-type="float" office:value="0.000474070957979234" calcext:value-type="float">
            <text:p>0.0004740709579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9.ds_combo2.idays60.odays1</text:p>
          </table:table-cell>
          <table:table-cell office:value-type="float" office:value="0.000685634557157755" calcext:value-type="float">
            <text:p>0.000685634557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27]/[.H27]" office:value-type="float" office:value="0.00840336134453782" calcext:value-type="float">
            <text:p>0.008403361344538</text:p>
          </table:table-cell>
          <table:table-cell table:formula="of:=[.E27]*[.I27]" office:value-type="float" office:value="0.00000576163493409878" calcext:value-type="float">
            <text:p>5.76163493409878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D_exp32</text:p>
          </table:table-cell>
          <table:table-cell office:value-type="string" calcext:value-type="string">
            <text:p>4_D.v1.l1.ds1.l_combo9.ds_combo3.idays30.odays1</text:p>
          </table:table-cell>
          <table:table-cell office:value-type="float" office:value="0.0100082978606224" calcext:value-type="float">
            <text:p>0.0100082978606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28]/[.H28]" office:value-type="float" office:value="0.0168067226890756" calcext:value-type="float">
            <text:p>0.016806722689076</text:p>
          </table:table-cell>
          <table:table-cell table:formula="of:=[.E28]*[.I28]" office:value-type="float" office:value="0.00016820668673315" calcext:value-type="float">
            <text:p>0.0001682066867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9.ds_combo4.idays60.odays1</text:p>
          </table:table-cell>
          <table:table-cell office:value-type="float" office:value="0.0171682983636856" calcext:value-type="float">
            <text:p>0.0171682983636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29]/[.H29]" office:value-type="float" office:value="0.0168067226890756" calcext:value-type="float">
            <text:p>0.016806722689076</text:p>
          </table:table-cell>
          <table:table-cell table:formula="of:=[.E29]*[.I29]" office:value-type="float" office:value="0.000288542829641775" calcext:value-type="float">
            <text:p>0.0002885428296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I_exp32</text:p>
          </table:table-cell>
          <table:table-cell office:value-type="string" calcext:value-type="string">
            <text:p>4_I.v1.l1.ds1.l_combo10.ds_combo2.idays60.odays1</text:p>
          </table:table-cell>
          <table:table-cell office:value-type="float" office:value="0.000862331828102469" calcext:value-type="float">
            <text:p>0.000862331828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30]/[.H30]" office:value-type="float" office:value="0.00840336134453782" calcext:value-type="float">
            <text:p>0.008403361344538</text:p>
          </table:table-cell>
          <table:table-cell table:formula="of:=[.E30]*[.I30]" office:value-type="float" office:value="0.00000724648595044092" calcext:value-type="float">
            <text:p>7.24648595044092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D_exp32</text:p>
          </table:table-cell>
          <table:table-cell office:value-type="string" calcext:value-type="string">
            <text:p>4_D.v1.l1.ds1.l_combo10.ds_combo3.idays30.odays1</text:p>
          </table:table-cell>
          <table:table-cell office:value-type="float" office:value="0.0132708828896284" calcext:value-type="float">
            <text:p>0.0132708828896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31]/[.H31]" office:value-type="float" office:value="0.0168067226890756" calcext:value-type="float">
            <text:p>0.016806722689076</text:p>
          </table:table-cell>
          <table:table-cell table:formula="of:=[.E31]*[.I31]" office:value-type="float" office:value="0.000223040048565183" calcext:value-type="float">
            <text:p>0.0002230400485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8</text:p>
          </table:table-cell>
          <table:table-cell office:value-type="string" calcext:value-type="string">
            <text:p>4_D.v1.l1.ds1.l_combo10.ds_combo4.idays60.odays1</text:p>
          </table:table-cell>
          <table:table-cell office:value-type="float" office:value="0.0302344113588333" calcext:value-type="float">
            <text:p>0.0302344113588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32]/[.H32]" office:value-type="float" office:value="0.0168067226890756" calcext:value-type="float">
            <text:p>0.016806722689076</text:p>
          </table:table-cell>
          <table:table-cell table:formula="of:=[.E32]*[.I32]" office:value-type="float" office:value="0.00050814136737535" calcext:value-type="float">
            <text:p>0.0005081413673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I_exp64</text:p>
          </table:table-cell>
          <table:table-cell office:value-type="string" calcext:value-type="string">
            <text:p>4_I.v1.l1.ds1.l_combo11.ds_combo2.idays60.odays1</text:p>
          </table:table-cell>
          <table:table-cell office:value-type="float" office:value="0.00112491415347904" calcext:value-type="float">
            <text:p>0.001124914153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33]/[.H33]" office:value-type="float" office:value="0.00840336134453782" calcext:value-type="float">
            <text:p>0.008403361344538</text:p>
          </table:table-cell>
          <table:table-cell table:formula="of:=[.E33]*[.I33]" office:value-type="float" office:value="0.00000945306011326924" calcext:value-type="float">
            <text:p>9.45306011326924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I_exp64</text:p>
          </table:table-cell>
          <table:table-cell office:value-type="string" calcext:value-type="string">
            <text:p>4_I.v1.l1.ds1.l_combo11.ds_combo3.idays60.odays1</text:p>
          </table:table-cell>
          <table:table-cell office:value-type="float" office:value="0.011870258487761" calcext:value-type="float">
            <text:p>0.0118702584877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34]/[.H34]" office:value-type="float" office:value="0.0504201680672269" calcext:value-type="float">
            <text:p>0.050420168067227</text:p>
          </table:table-cell>
          <table:table-cell table:formula="of:=[.E34]*[.I34]" office:value-type="float" office:value="0.000598500427954337" calcext:value-type="float">
            <text:p>0.0005985004279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I_exp8</text:p>
          </table:table-cell>
          <table:table-cell office:value-type="string" calcext:value-type="string">
            <text:p>4_I.v1.l1.ds1.l_combo11.ds_combo4.idays60.odays1</text:p>
          </table:table-cell>
          <table:table-cell office:value-type="float" office:value="0.0230373106896877" calcext:value-type="float">
            <text:p>0.0230373106896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35]/[.H35]" office:value-type="float" office:value="0.0168067226890756" calcext:value-type="float">
            <text:p>0.016806722689076</text:p>
          </table:table-cell>
          <table:table-cell table:formula="of:=[.E35]*[.I35]" office:value-type="float" office:value="0.000387181692263659" calcext:value-type="float">
            <text:p>0.000387181692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12.ds_combo2.idays30.odays7</text:p>
          </table:table-cell>
          <table:table-cell office:value-type="float" office:value="0.0028987955302" calcext:value-type="float">
            <text:p>0.0028987955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36]/[.H36]" office:value-type="float" office:value="0.00840336134453782" calcext:value-type="float">
            <text:p>0.008403361344538</text:p>
          </table:table-cell>
          <table:table-cell table:formula="of:=[.E36]*[.I36]" office:value-type="float" office:value="0.0000243596263042017" calcext:value-type="float">
            <text:p>2.43596263042017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I_exp32</text:p>
          </table:table-cell>
          <table:table-cell office:value-type="string" calcext:value-type="string">
            <text:p>4_I.v1.l1.ds1.l_combo12.ds_combo3.idays30.odays1</text:p>
          </table:table-cell>
          <table:table-cell office:value-type="float" office:value="0.0103254187852144" calcext:value-type="float">
            <text:p>0.0103254187852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37]/[.H37]" office:value-type="float" office:value="0.0504201680672269" calcext:value-type="float">
            <text:p>0.050420168067227</text:p>
          </table:table-cell>
          <table:table-cell table:formula="of:=[.E37]*[.I37]" office:value-type="float" office:value="0.000520609350515013" calcext:value-type="float">
            <text:p>0.0005206093505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8</text:p>
          </table:table-cell>
          <table:table-cell office:value-type="string" calcext:value-type="string">
            <text:p>4_D.v1.l1.ds1.l_combo12.ds_combo4.idays30.odays1</text:p>
          </table:table-cell>
          <table:table-cell office:value-type="float" office:value="0.0273941457271576" calcext:value-type="float">
            <text:p>0.0273941457271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38]/[.H38]" office:value-type="float" office:value="0.0168067226890756" calcext:value-type="float">
            <text:p>0.016806722689076</text:p>
          </table:table-cell>
          <table:table-cell table:formula="of:=[.E38]*[.I38]" office:value-type="float" office:value="0.000460405810540464" calcext:value-type="float">
            <text:p>0.000460405810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I_exp64</text:p>
          </table:table-cell>
          <table:table-cell office:value-type="string" calcext:value-type="string">
            <text:p>4_I.v1.l1.ds1.l_combo13.ds_combo2.idays60.odays1</text:p>
          </table:table-cell>
          <table:table-cell office:value-type="float" office:value="0.00183938140980899" calcext:value-type="float">
            <text:p>0.0018393814098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39]/[.H39]" office:value-type="float" office:value="0.00840336134453782" calcext:value-type="float">
            <text:p>0.008403361344538</text:p>
          </table:table-cell>
          <table:table-cell table:formula="of:=[.E39]*[.I39]" office:value-type="float" office:value="0.0000154569866370504" calcext:value-type="float">
            <text:p>1.54569866370504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I_exp8</text:p>
          </table:table-cell>
          <table:table-cell office:value-type="string" calcext:value-type="string">
            <text:p>4_I.v1.l1.ds1.l_combo13.ds_combo3.idays60.odays1</text:p>
          </table:table-cell>
          <table:table-cell office:value-type="float" office:value="0.0131980301812291" calcext:value-type="float">
            <text:p>0.0131980301812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40]/[.H40]" office:value-type="float" office:value="0.0504201680672269" calcext:value-type="float">
            <text:p>0.050420168067227</text:p>
          </table:table-cell>
          <table:table-cell table:formula="of:=[.E40]*[.I40]" office:value-type="float" office:value="0.000665446899893905" calcext:value-type="float">
            <text:p>0.0006654468998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D_exp8</text:p>
          </table:table-cell>
          <table:table-cell office:value-type="string" calcext:value-type="string">
            <text:p>4_D.v1.l1.ds1.l_combo13.ds_combo4.idays30.odays1</text:p>
          </table:table-cell>
          <table:table-cell office:value-type="float" office:value="0.0293526761233807" calcext:value-type="float">
            <text:p>0.0293526761233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41]/[.H41]" office:value-type="float" office:value="0.0168067226890756" calcext:value-type="float">
            <text:p>0.016806722689076</text:p>
          </table:table-cell>
          <table:table-cell table:formula="of:=[.E41]*[.I41]" office:value-type="float" office:value="0.00049332228778791" calcext:value-type="float">
            <text:p>0.0004933222877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_D_exp64</text:p>
          </table:table-cell>
          <table:table-cell office:value-type="string" calcext:value-type="string">
            <text:p>4_D.v1.l1.ds1.l_combo14.ds_combo2.idays60.odays1</text:p>
          </table:table-cell>
          <table:table-cell office:value-type="float" office:value="0.00211417907848954" calcext:value-type="float">
            <text:p>0.002114179078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formula="of:=[.G42]/[.H42]" office:value-type="float" office:value="0.00840336134453782" calcext:value-type="float">
            <text:p>0.008403361344538</text:p>
          </table:table-cell>
          <table:table-cell table:formula="of:=[.E42]*[.I42]" office:value-type="float" office:value="0.0000177662107436096" calcext:value-type="float">
            <text:p>1.77662107436096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_D_exp32</text:p>
          </table:table-cell>
          <table:table-cell office:value-type="string" calcext:value-type="string">
            <text:p>4_D.v1.l1.ds1.l_combo14.ds_combo3.idays30.odays1</text:p>
          </table:table-cell>
          <table:table-cell office:value-type="float" office:value="0.0114268017932773" calcext:value-type="float">
            <text:p>0.01142680179327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table:formula="of:=[.G43]/[.H43]" office:value-type="float" office:value="0.0504201680672269" calcext:value-type="float">
            <text:p>0.050420168067227</text:p>
          </table:table-cell>
          <table:table-cell table:formula="of:=[.E43]*[.I43]" office:value-type="float" office:value="0.000576141266887929" calcext:value-type="float">
            <text:p>0.0005761412668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_I_exp32</text:p>
          </table:table-cell>
          <table:table-cell office:value-type="string" calcext:value-type="string">
            <text:p>4_I.v1.l1.ds1.l_combo14.ds_combo4.idays60.odays1</text:p>
          </table:table-cell>
          <table:table-cell office:value-type="float" office:value="0.028766306117177" calcext:value-type="float">
            <text:p>0.0287663061171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G44]/[.H44]" office:value-type="float" office:value="0.0168067226890756" calcext:value-type="float">
            <text:p>0.016806722689076</text:p>
          </table:table-cell>
          <table:table-cell table:formula="of:=[.E44]*[.I44]" office:value-type="float" office:value="0.000483467329700454" calcext:value-type="float">
            <text:p>0.000483467329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formula="of:=SUM([.G2:.G44])" office:value-type="float" office:value="119" calcext:value-type="float">
            <text:p>119</text:p>
          </table:table-cell>
          <table:table-cell table:number-columns-repeated="2"/>
          <table:table-cell table:formula="of:=SUM([.J2:.J44])" office:value-type="float" office:value="0.0145506882654139" calcext:value-type="float">
            <text:p>0.01455068826541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MIN([.E2:.E44])" office:value-type="float" office:value="0.000423457793658599" calcext:value-type="float">
            <text:p>0.000423457793659</text:p>
          </table:table-cell>
          <table:table-cell table:formula="of:=MAX([.E2:.E44])" office:value-type="float" office:value="0.0542798154056072" calcext:value-type="float">
            <text:p>0.05427981540560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6:41:48.606495275</dc:date>
    <meta:editing-duration>PT8M47S</meta:editing-duration>
    <meta:editing-cycles>2</meta:editing-cycles>
    <meta:generator>LibreOffice/6.0.7.3$Linux_X86_64 LibreOffice_project/00m0$Build-3</meta:generator>
    <meta:document-statistic meta:table-count="1" meta:cell-count="446" meta:object-count="0"/>
  </office:meta>
</office:document-meta>
</file>